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5cm" svg:height="2.5cm" svg:x="1.5cm" svg:y="1.5cm">
          <text:p text:style-name="P1">LOG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5cm" svg:height="2.5cm" svg:x="7.5cm" svg:y="1.5cm">
          <text:p text:style-name="P1">TITOL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2.5cm" svg:x="24cm" svg:y="1.5cm">
          <text:p text:style-name="P2"><text:span text:style-name="T1">MENU'</text:span></text:p>
          <text:p text:style-name="P2"><text:span text:style-name="T1">SECONDARI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5cm" svg:height="0.5cm" svg:x="7.5cm" svg:y="4.5cm">
          <text:p text:style-name="P2"><text:span text:style-name="T1">BREADCRUM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10.5cm" svg:x="1.5cm" svg:y="5cm">
          <text:p text:style-name="P1">MENU'</text:p>
          <text:p text:style-name="P1"/>
          <text:p text:style-name="P1">PRINCIPA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5cm" svg:height="13cm" svg:x="7.5cm" svg:y="5.5cm">
          <text:p text:style-name="P1">CONTENUTI </text:p>
          <text:p text:style-name="P1"/>
          <text:p text:style-name="P1"/>
          <text:p text:style-name="P1">PRINCIPAL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6.5cm" svg:height="1cm" svg:x="1.5cm" svg:y="19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cm" svg:x="23.5cm" svg:y="5cm">
          <text:p text:style-name="P2"><text:span text:style-name="T1">AREA DI </text:span></text:p>
          <text:p text:style-name="P2"><text:span text:style-name="T1">SERVIZIO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cm" svg:x="23.5cm" svg:y="7.5cm">
          <text:p text:style-name="P2"><text:span text:style-name="T1">AREA DI </text:span></text:p>
          <text:p text:style-name="P2"><text:span text:style-name="T1">SERVIZIO 2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11T07:55:53</meta:creation-date>
    <dc:date>2010-05-11T08:04:02</dc:date>
    <meta:editing-duration>PT00H08M09S</meta:editing-duration>
    <meta:editing-cycles>1</meta:editing-cycles>
    <meta:document-statistic meta:object-count="9"/>
    <meta:generator>OpenOffice.org/3.1$Unix OpenOffice.org_project/310m21$Build-9319</meta:generator>
  </office:meta>
</office:document-meta>
</file>